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8.0pt"/>
    </style:style>
    <style:style style:name="P2" style:family="paragraph" style:parent-style-name="Standard">
      <style:text-properties style:font-name="Times" fo:font-size="12.0pt" fo:color="#158466"/>
    </style:style>
    <style:style style:name="P3" style:family="paragraph" style:parent-style-name="Standard">
      <style:text-properties style:font-name="Times" fo:font-size="12.0pt" fo:color="#000000"/>
    </style:style>
    <style:style style:name="P4" style:family="paragraph" style:parent-style-name="Standard">
      <style:paragraph-properties fo:text-align="justify"/>
      <style:text-properties style:font-name="Times" fo:font-size="14.0pt"/>
    </style:style>
    <style:style style:name="P5" style:family="paragraph" style:parent-style-name="Standard">
      <style:text-properties style:font-name="Times" fo:font-size="12.0pt"/>
    </style:style>
    <style:style style:name="P6" style:family="paragraph" style:parent-style-name="Standard">
      <style:paragraph-properties fo:text-align="end"/>
      <style:text-properties style:font-name="Times" fo:font-size="12.0pt" fo:color="#2a6099"/>
    </style:style>
    <style:style style:name="P7" style:family="paragraph" style:parent-style-name="Standard">
      <style:paragraph-properties fo:text-align="end"/>
      <style:text-properties style:font-name="Times" fo:font-size="26.0pt" fo:color="#c9211e"/>
    </style:style>
    <style:style style:name="P8" style:family="paragraph" style:parent-style-name="Standard">
      <style:paragraph-properties fo:text-align="end"/>
      <style:text-properties style:font-name="Times" fo:font-size="12.0pt"/>
    </style:style>
    <style:style style:name="P9" style:family="paragraph" style:parent-style-name="Standard">
      <style:paragraph-properties fo:text-align="end"/>
      <style:text-properties style:font-name="Times" fo:font-size="14.0pt"/>
    </style:style>
    <style:style style:name="P10" style:family="paragraph" style:parent-style-name="Standard">
      <style:text-properties style:font-name="Times" fo:font-size="12.0pt" fo:color="#b47804"/>
    </style:style>
    <style:style style:name="P11" style:family="paragraph" style:parent-style-name="Standard">
      <style:text-properties style:font-name="Times" fo:font-size="20.0pt"/>
    </style:style>
    <style:style style:name="P12" style:family="paragraph" style:parent-style-name="Standard">
      <style:text-properties style:font-name="Times" fo:font-size="8.0pt"/>
    </style:style>
    <style:style style:name="T1" style:family="text">
      <style:text-properties fo:font-weight="bold" fo:font-weight-asian="bold" fo:font-weight-complex="bold"/>
    </style:style>
    <style:style style:name="T2" style:family="text">
      <style:text-properties fo:font-size="26.0pt" fo:font-size-asian="26.0pt" fo:font-size-complex="26.0pt" fo:font-weight="bold" fo:font-weight-asian="bold" fo:font-weight-complex="bold"/>
    </style:style>
    <style:style style:name="T3" style:family="text">
      <style:text-properties fo:font-weight="bold" fo:font-weight-asian="bold" fo:font-weight-complex="bold" fo:color="#3465a4"/>
    </style:style>
    <style:style style:name="T4" style:family="text">
      <style:text-properties fo:font-weight="bold" fo:font-weight-asian="bold" fo:font-weight-complex="bold" fo:color="#666666"/>
    </style:style>
    <style:style style:name="T5" style:family="text">
      <style:text-properties fo:font-size="26.0pt" fo:font-size-asian="26.0pt" fo:font-size-complex="26.0pt" fo:font-weight="bold" fo:font-weight-asian="bold" fo:font-weight-complex="bold" fo:color="#b47804"/>
    </style:style>
    <style:style style:name="T6" style:family="text">
      <style:text-properties fo:font-size="26.0pt" fo:font-size-asian="26.0pt" fo:font-size-complex="26.0pt" fo:font-weight="bold" fo:font-weight-asian="bold" fo:font-weight-complex="bold" fo:color="#666666"/>
    </style:style>
    <style:style style:name="T7" style:family="text">
      <style:text-properties fo:font-size="26.0pt" fo:font-size-asian="26.0pt" fo:font-size-complex="26.0pt" fo:font-weight="bold" fo:font-weight-asian="bold" fo:font-weight-complex="bold" fo:color="#813709"/>
    </style:style>
    <style:style style:name="T8"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Du 20 au 22 juin 2025 à SAINT AUBIN DU CORMIER</text:span></text:p>
      <text:p text:style-name="P1">les Baladins de la tour présenteront trois pièces du répertoire contemporain</text:p>
      <text:p text:style-name="P1"/>
      <text:p text:style-name="P2"><text:span text:style-name="T2">POUCET</text:span><text:span text:style-name="T1"><text:s/>– Vendredi 20 juin à 18h30 et Samedi 21 juin à 17h</text:span></text:p>
      <text:p text:style-name="P3"><text:span text:style-name="T1">de Simon Falguière, d’après le conte de Charles Perrault – CM</text:span></text:p>
      <text:p text:style-name="P4">Une pauvre bûcheronne et un pauvre bûcheron vivent dans une forêt. Ils ont déjà six enfants, trois fois des jumeaux, quand naît le septième, Poucet. Sept enfants qui ont faim ! Comment les nourrir ? Il n’y a plus rien à manger ! Les parents doivent se résoudre à les abandonner au plus profond de la forêt. La première fois, Poucet trouve le chemin du retour grâce aux cailloux blancs qu’il a semés. La deuxième fois, ils sont retenus prisonniers dans la maison de l’Ogre. Les frères de Poucet sont terrorisés. Pas lui. Il a même l’air content de le rencontrer.</text:p>
      <text:p text:style-name="P4">avec un tout petit message: «S... O...S...»</text:p>
      <text:p text:style-name="P5"/>
      <text:p text:style-name="P6"><text:span text:style-name="T1">Samedi 21 juin à 18h30 et dimanche 22 juin à 16h - </text:span></text:p>
      <text:p text:style-name="P7"><text:span text:style-name="T3">ROMEO</text:span><text:span text:style-name="T4"><text:s/>ET </text:span><text:span text:style-name="T1">JULIETTE</text:span></text:p>
      <text:p text:style-name="P8"><text:span text:style-name="T1">de William Shakespeare, adaptation Swan Thomas – COLLEGE </text:span></text:p>
      <text:p text:style-name="P4">Deux familles rivales se livrent une guerre sans fin à Verrone. Leurs enfants respectifs se rencontrent cependant et tombent littéralement en amour. S’ensuit la tragédie le plus connut des pièces de Shakespeare. Une version spécialement adapté pour un groupe de jeunes collégien.ne.s en gardant le plus possible la langue originelle mais dans l’esprit du film qui a marqué les années 90. Ici l’histoire est condensé et rythmé pour tenir en 45 minutes. L’accent est mis sur le jeu, et grossisnant les trait comiques et tragiques tour en gardant cette haine et cet amour intriqué qui font le drame de nos deux jeunes amants. </text:p>
      <text:p text:style-name="P9"/>
      <text:p text:style-name="P10"><text:span text:style-name="T1">Samedi 21 juin à 18h30 et dimanche 22 juin à 16h - </text:span></text:p>
      <text:p text:style-name="P5"><text:span text:style-name="T5">CATARINA</text:span><text:span text:style-name="T6"><text:s/></text:span><text:span text:style-name="T7">ET LA BEAUTE DE TUER DES FASCISTES</text:span><text:span text:style-name="T6"><text:s/></text:span><text:span text:style-name="T1"><text:s/>de Tiago Rodrigues et Thomas Resendes - ADULTE</text:span></text:p>
      <text:p text:style-name="P4">Je n’en peux plus de les entendre répéter que : « Non ! Ah non, mademoiselle ! Vous ne pouvez pas dire fasciste, parce que le fascisme est un mouvement historique. Il faut être précis » ; ou bien : « Ils ne sont pas fascistes puisqu’ils croient au libre-échange » ; ou alors : « Les traiter de fascistes est une façon de radicaliser le discours et de polariser inutilement la société » … On a déjà entendu tout ça. Pendant des années. Mais maintenant, ils sont arrivés au pouvoir. Qui sont-ils alors ? Qui sont-ils réellement ? Ce qu’ils ont toujours été : des fascistes. Et l’homme qui est attaché là-bas est leur chantre.</text:p>
      <text:p text:style-name="P4">Cette famille tue les fascistes. C’est une tradition que tous les membres de la famille suivent depuis plus de soixante-dix ans. Catarina, doit tuer son premier fasciste. La violence a-t-elle sa place dans la lutte pour un monde meilleur ?</text:p>
      <text:p text:style-name="P1"><text:span text:style-name="T1">Du 20 au 22 juin 2025 à SAINT AUBIN DU CORMIER</text:span></text:p>
      <text:p text:style-name="P1">les Baladins de la tour présenteront trois pièces du répertoire contemporain</text:p>
      <text:p text:style-name="P11"/>
      <text:p text:style-name="P4">Trois pièces ou réécritures contemporaines, deux tragédies et un conte à découvrir pour leurs profondes actualités, qui nous parlent de la peur de l’étrangeté, de l’autre, de nous même, qui nous balade entre haine et amour d’autrui, vengeance et sacrifice, courage et vilenie. <text:s text:c="2"/></text:p>
      <text:p text:style-name="P4"><text:span text:style-name="T8"><text:tab/></text:span></text:p>
      <text:p text:style-name="P5">dirigé par Thierry Pavard </text:p>
      <text:p text:style-name="P5">interprété par les ateliers CM, COLLEGE et ADULTE des BALADINS DE LA TOUR</text:p>
      <text:p text:style-name="P5">Espace BEL AIR, SAINT AUBIN DU CORMIER</text:p>
      <text:p text:style-name="P5"/>
      <text:p text:style-name="P5"/>
      <text:p text:style-name="P12">Les intervenants, <text:a xlink:type="simple" xlink:href="https://pavardthierry.wixsite.com/thierry-pavard">Thierry PAVARD</text:a>,</text:p>
      <text:p text:style-name="P12">Site des baladins de la tour : https://lesbaladinsdelatour.org </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4</meta:generator>
  </office:meta>
</office:document-meta>
</file>